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APPEARANCE TO TWO WOMEN (28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APPEARANCE TO TWO WOMEN (28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ction preceding this appearance (28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ction preceding this appearance (28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rival at the tomb (28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ngel beside the tomb (28:2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ngel beside the tomb (28:2-8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adiance (28:2-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assurance (28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request (28:7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action preceding this appearance (28:1-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arrival at the tomb (28: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ngel beside the tomb (28:2-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APPEARANCE TO TWO WOMEN (28:1-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ction preceding this appearance (28:1-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ction during this appearance (28:9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action during this appearance (28:9-10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women meet Jesus (28:9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women hear Jesus (28:9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women worship Jesus (28:9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women obey Jesus (28: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JESUS' APPEARANCE TO TWO WOMEN (28:1-15)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action preceding this appearance (28:1-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action during this appearance (28:9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action following this appearance (28:11-1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action following this appearance (28:11-15):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First they tell the truth (28: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n they sell the truth (28:12-1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SUS' APPEARANCE TO TWO WOMEN (28:1-15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ction preceding this appearance (28:1-8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action during this appearance (28:9-10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on following this appearance (28:11-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MATTHEW 28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SUS' APPEARANCE TO TWO WOMEN (28:1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SUS' APPEARANCE TO THE ELEVEN DISCIPLES (28:16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JESUS' APPEARANCE TO THE ELEVEN DISCIPLES (28:16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mountain (28:1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mixed reaction (28:17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mandate (28:18-2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mandate (28:18-20)<text:s text:c="1"/></text:span><text:span text:style-name="a620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Jesus' authority (28:1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Jesus' assignment (28:19-2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Jesus' assurance (28:20b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SUS' APPEARANCE TO THE ELEVEN DISCIPLES (28:16-20)<text:s text:c="1"/></text:span><text:span text:style-name="a638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mountain (28: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mixed reaction (28:1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date (28:18-20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MATTHEW 28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JESUS' APPEARANCE TO TWO WOMEN (28:1-1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JESUS' APPEARANCE TO THE ELEVEN DISCIPLES (28:16-2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8</dc:title>
    <meta:initial-creator>David STRICKLAND</meta:initial-creator>
    <dc:creator>David STRICKLAND</dc:creator>
    <meta:creation-date>2020-02-23T23:17:08Z</meta:creation-date>
    <dc:date>2020-02-23T23:17:09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